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ffff" officeooo:paragraph-rsid="0006ffff"/>
    </style:style>
    <style:style style:name="P2" style:family="paragraph" style:parent-style-name="Standard">
      <style:text-properties fo:font-size="12pt" officeooo:rsid="0006ffff" officeooo:paragraph-rsid="000a821c" style:font-size-asian="12pt" style:font-size-complex="12pt"/>
    </style:style>
    <style:style style:name="P3" style:family="paragraph" style:parent-style-name="Title">
      <style:text-properties fo:font-size="12pt" officeooo:rsid="0008947e" officeooo:paragraph-rsid="000a821c"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8ee1c"/>
    </style:style>
    <style:style style:name="T4" style:family="text">
      <style:text-properties officeooo:rsid="0009486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té 2 : Isolants et conducteurs...</text:p>
      <text:p text:style-name="P2">Objectifs :</text:p>
      <text:p text:style-name="P2"><text:s/>-se familiariser avec les notions de conducteurs et isolant</text:p>
      <text:p text:style-name="P2">-émettre et vérifier des hypothèses</text:p>
      <text:p text:style-name="P2"/>
      <text:p text:style-name="P2">Contexte :</text:p>
      <text:p text:style-name="P2">Gabrielle est perdue… sa dernière lampe torche est abîmée et les démons l’entoure<text:span text:style-name="T3">nt</text:span>… <text:span text:style-name="T1">Vous remarquez que le fil reliant une partie de la lampe à une de la pile est sectionné.</text:span><text:span text:style-name="T2"> Malheureusement vous n’avez pas d’autres fils en réserve… Il va pourtant falloir réparer cette lampe torche. Tu as emporté beaucoup de matériel avec toi, du verre, du plastique, du métal, </text:span></text:p>
      <text:p text:style-name="P2"/>
      <text:p text:style-name="P2">Travail Mission :</text:p>
      <text:p text:style-name="P2"/>
      <text:p text:style-name="P2">1) En groupe de 3 ou 4 discute et échange des idées avec tes camarades pour réparer cette lampe torche, proposez une expérience, une démarche qui permettent de déterminer quel matériaux sont utilisable pour créer un nouveau fil… <text:span text:style-name="T4">Vous pourrez utilisez le matériel de votre choix pour créer cette démarche (essayer de rester raisonnable…)</text:span></text:p>
      <text:p text:style-name="P2"/>
      <text:p text:style-name="P2">2) Chaque groupe fais l’expérience !</text:p>
      <text:p text:style-name="P2"/>
      <text:p text:style-name="P2">3) fais un tableau dans lequel tu ranges les matériaux conducteurs dans une colonne et les isolants dans l’autre.</text:p>
      <text:p text:style-name="P3"/>
      <text:p text:style-name="P3">Activité 2 : Isolants et conducteurs...</text:p>
      <text:p text:style-name="P2">Objectifs :</text:p>
      <text:p text:style-name="P2"><text:s/>-se familiariser avec les notions de conducteurs et isolant</text:p>
      <text:p text:style-name="P2">-émettre et vérifier des hypothèses</text:p>
      <text:p text:style-name="P2"/>
      <text:p text:style-name="P2">Contexte :</text:p>
      <text:p text:style-name="P2">Gabrielle est perdue… sa dernière lampe torche est abîmée et les démons l’entoure<text:span text:style-name="T3">nt</text:span>… <text:span text:style-name="T1">Vous remarquez que le fil reliant une partie de la lampe à une de la pile est sectionné.</text:span><text:span text:style-name="T2"> Malheureusement vous n’avez pas d’autres fils en réserve… Il va pourtant falloir réparer cette lampe torche. Tu as emporté beaucoup de matériel avec toi, du verre, du plastique, du métal, </text:span></text:p>
      <text:p text:style-name="P2"/>
      <text:p text:style-name="P2">Travail Mission :</text:p>
      <text:p text:style-name="P2"/>
      <text:p text:style-name="P2">1) En groupe de 3 ou 4 discute et échange des idées avec tes camarades pour réparer cette lampe torche, proposez une expérience, une démarche qui permettent de déterminer quel matériaux sont utilisable pour créer un nouveau fil… <text:span text:style-name="T4">Vous pourrez utilisez le matériel de votre choix pour créer cette démarche (essayer de rester raisonnable…)</text:span></text:p>
      <text:p text:style-name="P2"/>
      <text:p text:style-name="P2">2) Chaque groupe fais l’expérience !</text:p>
      <text:p text:style-name="P2"/>
      <text:p text:style-name="P2">3) fais un tableau dans lequel tu ranges les matériaux conducteurs dans une colonne et les isolants dans l’au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23:25:59.804770486</meta:creation-date>
    <dc:date>2020-09-16T09:56:32.451000000</dc:date>
    <meta:editing-duration>PT3M1S</meta:editing-duration>
    <meta:editing-cycles>4</meta:editing-cycles>
    <meta:generator>LibreOffice/6.0.7.3$Windows_x86 LibreOffice_project/dc89aa7a9eabfd848af146d5086077aeed2ae4a5</meta:generator>
    <meta:document-statistic meta:table-count="0" meta:image-count="0" meta:object-count="0" meta:page-count="1" meta:paragraph-count="20" meta:word-count="334" meta:character-count="2038" meta:non-whitespace-character-count="1720"/>
  </office:meta>
</office:document-meta>
</file>